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 officeooo:rsid="001a1bff" officeooo:paragraph-rsid="001a1bff"/>
    </style:style>
    <style:style style:name="P2" style:family="paragraph" style:parent-style-name="Standard">
      <style:text-properties style:font-name="Linux Libertine G" fo:font-weight="bold" officeooo:rsid="001a1bff" officeooo:paragraph-rsid="001a1bf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Libertine G" fo:font-size="16pt" fo:font-weight="bold" officeooo:rsid="001a1bff" officeooo:paragraph-rsid="001a1bff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sur le projet de classification d’oiseaux par leur chant</text:p>
      <text:p text:style-name="P1"/>
      <text:p text:style-name="P1"/>
      <text:p text:style-name="P1"/>
      <text:p text:style-name="P2">Constats</text:p>
      <text:p text:style-name="P1">- Les données d’entraînement ont 20 points par espèce.</text:p>
      <text:p text:style-name="P1">- Les données de test n’ont pas étiqueté les espèces de sorte qu’il est impossible de les utiliser pour calculer la justesse du modèle.</text:p>
      <text:p text:style-name="P1">- Une alternative considérée était de prendre les premiers 15 points pour entraîner et les 5 suivants pour tester. Cependant, ce nombre est trop petit pour avoir des résultats convaincants : un seul changement de classe sur les 5 points ferait changer la justesse de 20%.</text:p>
      <text:p text:style-name="P1"/>
      <text:p text:style-name="P2">Conclusion</text:p>
      <text:p text:style-name="P1">Cet ensemble de données ne permet pas une classification satisfaisante, du moins pas avec un SV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18:26.715000000</meta:creation-date>
    <dc:date>2019-11-07T14:24:06.328000000</dc:date>
    <meta:editing-duration>PT5M40S</meta:editing-duration>
    <meta:editing-cycles>1</meta:editing-cycles>
    <meta:document-statistic meta:table-count="0" meta:image-count="0" meta:object-count="0" meta:page-count="1" meta:paragraph-count="7" meta:word-count="107" meta:character-count="639" meta:non-whitespace-character-count="539"/>
    <meta:generator>LibreOffice/5.3.7.2$Windows_X86_64 LibreOffice_project/6b8ed514a9f8b44d37a1b96673cbbdd077e24059</meta:generator>
  </office:meta>
</office:document-meta>
</file>